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0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Hall</text:p>
          </table:table-cell>
          <table:table-cell table:style-name="ce4" office:value-type="string" calcext:value-type="string">
            <text:p>0 y 1</text:p>
          </table:table-cell>
          <table:table-cell table:number-columns-repeated="2" table:style-name="ce4" office:value-type="string" calcext:value-type="string">
            <text:p>Hall</text:p>
          </table:table-cell>
          <table:table-cell table:style-name="ce4" office:value-type="string" calcext:value-type="string">
            <text:p>Opciones:</text:p>
            <text:p>Abrir</text:p>
            <text:p>Cerrar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[-40..120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40 .. +120</text:p>
            <text:p>No delegado = -4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5" table:number-rows-spanned="1">
            <text:p>Descripción</text:p>
          </table:table-cell>
          <table:covered-table-cell table:style-name="ce9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0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0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9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1:27:18.8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1-11T10:57:25.453000000</dc:date>
    <meta:editing-duration>P3DT23H22M3S</meta:editing-duration>
    <meta:editing-cycles>38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41" meta:object-count="0"/>
  </office:meta>
</office:document-meta>
</file>